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0925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00" table:default-cell-style-name="Default"/>
        <table:table-row table:style-name="ro1">
          <table:table-cell table:style-name="ce1" office:value-type="string">
            <text:p>#building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slots</text:p>
          </table:table-cell>
          <table:table-cell table:style-name="ce1" office:value-type="string">
            <text:p>stock_max</text:p>
          </table:table-cell>
          <table:table-cell table:style-name="ce1" office:value-type="string">
            <text:p>can_extract_ore</text:p>
          </table:table-cell>
          <table:table-cell table:style-name="ce1" office:value-type="string">
            <text:p>extraction_duration_bonus</text:p>
          </table:table-cell>
          <table:table-cell table:style-name="ce1" office:value-type="string">
            <text:p>cost_ore_type1</text:p>
          </table:table-cell>
          <table:table-cell table:style-name="ce1" office:value-type="string">
            <text:p>cost_ore_quantity1</text:p>
          </table:table-cell>
          <table:table-cell table:style-name="ce1" office:value-type="string">
            <text:p>cost_ore_type2</text:p>
          </table:table-cell>
          <table:table-cell table:style-name="ce1" office:value-type="string">
            <text:p>cost_ore_quantity2</text:p>
          </table:table-cell>
          <table:table-cell table:style-name="ce1" office:value-type="string">
            <text:p>unit_production1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refinery</text:p>
          </table:table-cell>
          <table:table-cell office:value-type="string">
            <text:p>2D/Refinery1.p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factory</text:p>
          </table:table-cell>
          <table:table-cell office:value-type="string">
            <text:p>2D/Factory1.png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20">
            <text:p>20</text:p>
          </table:table-cell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office:value-type="string">
            <text:p>miner</text:p>
          </table:table-cell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01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31T01:49:02.71</dc:date>
    <dc:creator>Wister </dc:creator>
    <meta:editing-duration>PT45M53S</meta:editing-duration>
    <meta:editing-cycles>20</meta:editing-cycles>
    <meta:document-statistic meta:table-count="1" meta:cell-count="33" meta:object-count="0"/>
  </office:meta>
</office:document-meta>
</file>